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Garamond1" svg:font-family="Garamond" style:font-adornments="Bold"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bert W. Raftery </text:h>
      <text:p text:style-name="Standard">2038 Meridian Ave, #F </text:p>
      <text:p text:style-name="Standard">South Pasadena, CA 91030 </text:p>
      <text:p text:style-name="Standard">cell: (714) 420-3005 </text:p>
      <text:p text:style-name="Standard">email: braftery@mac.com </text:p>
      <text:p text:style-name="Standard"/>
      <text:p text:style-name="Standard">Summary</text:p>
      <text:p text:style-name="Standard">Senior Developer with over 6 years experience programming 3-tier enterprise web applications using Java J2EE and Microsoft IIS/Active Server Pages (ASP) in a heterogeneous environment of Unix servers and Microsoft servers.</text:p>
      <text:p text:style-name="Standard"/>
      <text:p text:style-name="Standard">Possess excellent communication skills both written and oral. <text:s/>Skilled at mentoring junior team members. <text:s/>Proficient with full software development life cycle. <text:s/>Experienced at object-oriented analysis and design. <text:s/>Self-starter that thrives in a team environment.</text:p>
      <text:p text:style-name="Standard"/>
      <text:p text:style-name="Standard">Technology</text:p>
      <text:p text:style-name="Standard">Experience using the following technologies.</text:p>
      <text:p text:style-name="Standard">Object-Oriented Analysis &amp; Design:</text:p>
      <text:p text:style-name="Standard">UML Modeling, UML Sequence Diagrams, UML Class Diagrams, UML Package Diagrams</text:p>
      <text:p text:style-name="Standard">Integration Technologies:</text:p>
      <text:p text:style-name="Standard">XML, XML DTD, XML Schemas, XML XSLT, XML XPATH expressions, CSS 1.0, CSS 2.0, HTML 3.2/4.0/4.01, XHTML 1.0, XHTML 1.1, JavaScript, Java Mail, Java Activation Framework (JAF), Java JDBC 2.0, Jakarta Struts, Jakarta Log4J, Jakarta Commons components, Jakarta Commons Reg Ex (ORO), Apache Ant build scripts, JUnit to assist with unit testing</text:p>
      <text:p text:style-name="Standard">Databases:</text:p>
      <text:p text:style-name="Standard">Oracle 9i, Oracle SQL, Views, Oracle SQLPlus, SQLPlus scripts, PL-SQL, MS-SQL 2000, TSQL, SQL Views, Stored Procedures, SQL DML and DDL</text:p>
      <text:p text:style-name="Standard">Web Platforms:</text:p>
      <text:p text:style-name="Standard">IBM WebSphere Advanced Server (WAS 5), IBM Apache HTTP Server, IBM WSAD IDE, Apache Tomcat, Microsoft IIS ASP using Javascript and VB-Script, Seagate Crystal Reports</text:p>
      <text:p text:style-name="Standard">Scripting Technologies:</text:p>
      <text:p text:style-name="Standard">cmd/bat file scripts on Win NT/2000, wsh (Windows Script Host) scripts on Win2k using Javascript and VB-Script, ksh (Korn Shell) on IBM AIX, csh (C Shell) on Apple Mac OS X, bash (Bourne-Again Shell) on Linux and Apple Mac OS X, sed/awk scripts</text:p>
      <text:p text:style-name="Standard">Source Code Management:</text:p>
      <text:p text:style-name="Standard">MKS, PVCS Source Code Management, Microsoft Visual Source Safe</text:p>
      <text:p text:style-name="Standard">Computer Systems:</text:p>
      <text:p text:style-name="Standard">MS Windows, Mac OS X, Linux, IBM AIX, IBM System 36, IBM AS400 (exposure), HP3000, HP3000-UX, HP Image database, HP Cobol, Ryan McFarland RM-Cobol</text:p>
      <text:p text:style-name="Standard">None Of The Above:</text:p>
      <text:p text:style-name="Standard">Lotus Notes 4.0, Lotus Script, IBM WebSphere MQ, MS VB 6, OLE2 and VB-Automation scripting of Microsoft Access, Microsoft Excel and Microsoft Word, Eclipse</text:p>
      <text:p text:style-name="Standard">Education</text:p>
      <text:p text:style-name="Standard">2004</text:p>
      <text:p text:style-name="Standard">Microsoft .NET using C# and Visual Basic</text:p>
      <text:p text:style-name="Standard">Microsoft .NET using Linux</text:p>
      <text:p text:style-name="Standard">2000</text:p>
      <text:p text:style-name="Standard">IBM Visual Age for Java, IBM Education Center</text:p>
      <text:p text:style-name="Standard">IBM WebSphere 3.0, IBM Education Center</text:p>
      <text:p text:style-name="Standard">1999</text:p>
      <text:p text:style-name="Standard">O-O Programming with Java, IBM Education Center</text:p>
      <text:p text:style-name="Standard">Introduction to Data Modeling using ERWin</text:p>
      <text:p text:style-name="Standard">1998</text:p>
      <text:p text:style-name="Standard">Supporting MS Windows NT 4.0 Core Technologies, Infotec Commercial Systems</text:p>
      <text:p text:style-name="Standard">Managing Multiple Priorities and Deadlines, Data-Tech, Inc</text:p>
      <text:p text:style-name="Standard">1997</text:p>
      <text:p text:style-name="Standard">Lotus Notes Version 4 Application Development I &amp; II, Infotec Commercial Systems</text:p>
      <text:p text:style-name="Standard">Lotus Notes Version 4 Systems Management I &amp; II, Infotec Commercial Systems</text:p>
      <text:p text:style-name="Standard">1996</text:p>
      <text:p text:style-name="Standard">How to Design Effective User Interfaces, Human Factors International, Inc.</text:p>
      <text:p text:style-name="Standard">Practical Usability Testing, Human Factors International, Inc.</text:p>
      <text:p text:style-name="Standard">1996</text:p>
      <text:p text:style-name="Standard">OO Programming with Borland Delphi, Cal Poly Pomona</text:p>
      <text:p text:style-name="Standard">1995</text:p>
      <text:p text:style-name="Standard">DCI Strategies &amp; Tools for Successful Data Warehouses Seminar</text:p>
      <text:p text:style-name="Standard">1989</text:p>
      <text:p text:style-name="Standard">HP3000 System Administration, Hewlett Packard</text:p>
      <text:p text:style-name="Standard">Math Major (incomplete), California Polytechnic State University Pomona</text:p>
      <text:p text:style-name="Standard">1978</text:p>
      <text:p text:style-name="Standard">Computer Programming and Operations, Control Data Institute</text:p>
      <text:p text:style-name="Standard">Employment</text:p>
      <text:p text:style-name="Standard">1990 - Current</text:p>
      <text:p text:style-name="Standard">Union Bank of California, Senior Developer</text:p>
      <text:p text:style-name="Standard">Worked on the following applications while employed at the Bank. </text:p>
      <text:p text:style-name="Standard"/>
      <text:p text:style-name="Standard">2005 - Current <text:s text:c="2"/></text:p>
      <text:p text:style-name="Standard">OEUA-IODA is a customer-facing J2EE web application to enable external Bank customers to set up new users and administer existing users access to the Bank's Image-On-Demand web application. <text:s/>The application was developed using servlets and Enterprise Java Beans employing role-based J2EE security and digital certificates, XML, XSL, XML DTD, Javascript, and CSS 2.0.</text:p>
      <text:p text:style-name="Standard"/>
      <text:p text:style-name="Standard">2004 - 2005</text:p>
      <text:p text:style-name="Standard">WRI (Returned Items on the Web), is a customer-facing J2EE web application that notifies Bank customers when a deposited item has been returned and enables the customer to display an image of the item as well as information about the returned item. <text:s text:c="2"/>Worked on the Welcome Page using Java Servlet, JSP, Enterprise Session Bean, Enterprise Entity Beans; created SQL scripts to assist with performance testing and functional testing; create SQL Views in Oracle 9i database to support automated customer notifications; performed analysis; co-ordinated testing and development with outside development groups; negotiated and documented functional and non-functional aspects of data feed with mainframe application.</text:p>
      <text:p text:style-name="Standard"/>
      <text:p text:style-name="Standard">Mentored team members in using the IBM AIX to implement, monitor, and test various parts of the application. <text:s/>Developed Unix Shell scripts to automate repetitive tasks. <text:s/>Created automated build scripts using Apache Ant and Windows 2000 shell scripts.</text:p>
      <text:p text:style-name="Standard"/>
      <text:p text:style-name="Standard">2003 - 2004</text:p>
      <text:p text:style-name="Standard">PPW (Positive Pay on the Web), is a customer-facing J2EE web application to enable customers to display information and images of the customer's positive pay items. <text:s/>Developed application-specific logging proxy to insulate the application from the logging implementation used. <text:s/>The log proxy used Jakarta Log4J. <text:s/>Also, created custom classes to extend the JDBC Appender for Log4J to enable fine-grained logging of specific object properties and a custom parser to support same.</text:p>
      <text:p text:style-name="Standard"/>
      <text:p text:style-name="Standard">Developed multi-threaded job scheduler component, in Java, for running various application-specific tasks. <text:s/>Used JUnit for unit testing. <text:s/>Assisted in creating automated build scripts using Apache Ant and Windows 2000 shell scripts.; <text:s/>Designed both components using UML diagrams.</text:p>
      <text:p text:style-name="Standard"/>
      <text:p text:style-name="Standard">2003</text:p>
      <text:p text:style-name="Standard">MDCU (Market Driven Contact Us), Enterprise service, implemented in Java, for capturing and routing customer communications with appropriate customer support department. <text:s/>Developed a Java Mail component to support the application.</text:p>
      <text:p text:style-name="Standard"/>
      <text:p text:style-name="Standard">1999 - 2003</text:p>
      <text:p text:style-name="Standard">TOPS, is an intranet web application running on Microsoft IIS using Active Server Pages (ASP), Seagate Crystal Reports, and MS SQL 2000 database. <text:s/>The application automates monitoring and tracking the non-financial aspects of commercial loans and, also, covenant compliance. <text:s/>Developed ASP pages using server-side logic written in VBScript and JScript and extensive client-side logic written in Javascript <text:s/>Developed database views, database user-defined functions (UDF), and stored procedures in TSQL for reporting purposes. <text:s/>Coordinated with end users to develop business requirements and reporting specifications. <text:s/>Lead two other developers in the implementation of several reports in Seagate Crystal Reports.</text:p>
      <text:p text:style-name="Standard"/>
      <text:p text:style-name="Standard">1997 - 1999</text:p>
      <text:p text:style-name="Standard">RACER (Rapid Application, Credit Execution and Reporting), is a Lotus Notes workflow application that automates the approval and routing process for commercial loan applications and renewals.</text:p>
      <text:p text:style-name="Standard"/>
      <text:p text:style-name="Standard">1994 - 1997</text:p>
      <text:p text:style-name="Standard">Developed and maintained a "fat-client" application written in dBASE IV. The application was a date-tickler used to monitor various aspects of commercial loans. <text:s/>Also during this period, I converted data from the legacy applications and imported it into the new date-tickler application. <text:s/>Also, supported the roll-out of a new customer relationship management vendor application.</text:p>
      <text:p text:style-name="Standard"/>
      <text:p text:style-name="Standard">1990 - 1993</text:p>
      <text:p text:style-name="Standard">Maintained several applications written in RPGII running on 30 different IBM Sys/36 computers on the Bank's wide-area network. <text:s/>The applications communicated with the mainframe using RJE (Remote Job Entry) to upload data and JCL (Job Control Language) to run the mainframe jobs. <text:s/>Additionally, the applications screen-scraped CICS application using SNUF (SNA Upline Facility).</text:p>
      <text:p text:style-name="Standard"/>
      <text:p text:style-name="Standard">1987 - 1990</text:p>
      <text:p text:style-name="Standard">Systems Manager &amp; Programmer Analyst, Paul Munroe Hydraulics</text:p>
      <text:p text:style-name="Standard">High-visibility, hands-on position. <text:s/>Responsible for maintaining HP3000 computer with 120 users and a wide-area network. <text:s text:c="2"/>Programmed in PowerHouse (Quiz, QTP, etc.) <text:s/>Extensive analysis and design with emphasis on directly coordinating with end-users to determine business requirements.</text:p>
      <text:p text:style-name="Standard"/>
      <text:p text:style-name="Standard">1985 - 1987</text:p>
      <text:p text:style-name="Standard">Consultant Programmer Analyst, Self-Employed</text:p>
      <text:p text:style-name="Standard">Developed, debugged and maintained interactive and batch applications written in C, xBase, Lotus 1-2-3, COBOL and RPGII; supported and trained end users. <text:s/>Computers used: IBM PC, IBM System 36, and IBM System 34</text:p>
      <text:p text:style-name="Standard"/>
      <text:p text:style-name="Standard">1983 - 1985</text:p>
      <text:p text:style-name="Standard">Senior IBM System 36 Programmer Analyst, Leadtec Systems Inc.</text:p>
      <text:p text:style-name="Standard">Application was an interactive piecework payroll system for the apparel industry written in COBOL. <text:s/>Computers used: IBM System 36, IBM PC</text:p>
      <text:p text:style-name="Standard"/>
      <text:p text:style-name="Standard">1981 - 1983</text:p>
      <text:p text:style-name="Standard">Programmer Analyst, Germain's Inc.</text:p>
      <text:p text:style-name="Standard">Developed, debugged and maintained interactive and batch applications written in RPGII; supported and trained end users. <text:s/>Computer used: IBM System 34</text:p>
      <text:p text:style-name="Standard"/>
      <text:p text:style-name="Standard">1979 - 1981</text:p>
      <text:p text:style-name="Standard">Programmer Analyst, Shirley Software Systems</text:p>
      <text:p text:style-name="Standard">Developed, debugged and maintained batch FORTRAN programs to handle PERT/CPM scheduling. <text:s/>Computers used: HP 3000, Prime and D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Garamond1" svg:font-family="Garamond" style:font-adornments="Bold"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Garamond" fo:font-size="12pt" fo:letter-spacing="0.0098in" style:letter-kerning="true"/>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Garamond1"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Robert Raftery</meta:initial-creator>
    <meta:creation-date>2007-01-19T08:47:39</meta:creation-date>
    <dc:creator>Robert Raftery</dc:creator>
    <dc:date>2007-01-26T11:10:13</dc:date>
    <meta:printed-by>Robert Raftery</meta:printed-by>
    <meta:print-date>2007-01-24T14:11:30</meta:print-date>
    <dc:language>en-US</dc:language>
    <meta:editing-cycles>7</meta:editing-cycles>
    <meta:editing-duration>PT4H14M49S</meta:editing-duration>
    <meta:user-defined meta:name="Info 1"/>
    <meta:user-defined meta:name="Info 2"/>
    <meta:user-defined meta:name="Info 3"/>
    <meta:user-defined meta:name="Info 4"/>
    <meta:document-statistic meta:table-count="0" meta:image-count="0" meta:object-count="0" meta:page-count="4" meta:paragraph-count="91" meta:word-count="1275" meta:character-count="8536"/>
  </office:meta>
</office:document-meta>
</file>